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eb67" officeooo:paragraph-rsid="0019eb6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eb67" officeooo:paragraph-rsid="0019eb6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olation Forest</text:p>
      <text:p text:style-name="P2"><text:span text:style-name="T2"/></text:p>
      <text:p text:style-name="P2"><text:span text:style-name="T2">-Important parameter: </text:span><text:span text:style-name="T1">Contamination</text:span><text:span text:style-name="T2"> which stands for the percentage of outlier point in the data. </text:span></text:p>
      <text:p text:style-name="P2"><text:span text:style-name="T2">-In anomaly detection its better to have False Positives than True Negatives.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2:43:09.375890240</meta:creation-date>
    <dc:date>2019-10-22T13:00:28.655822036</dc:date>
    <meta:editing-duration>PT6M5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28" meta:character-count="191" meta:non-whitespace-character-count="165"/>
  </office:meta>
</office:document-meta>
</file>